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427cm" fo:break-before="auto" style:use-optimal-row-height="true"/>
    </style:style>
    <style:style style:name="ro5" style:family="table-row">
      <style:table-row-properties style:row-height="6.376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16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4.006cm" fo:break-before="auto" style:use-optimal-row-height="true"/>
    </style:style>
    <style:style style:name="ro12" style:family="table-row">
      <style:table-row-properties style:row-height="3.217cm" fo:break-before="auto" style:use-optimal-row-height="true"/>
    </style:style>
    <style:style style:name="ro13" style:family="table-row">
      <style:table-row-properties style:row-height="0.961cm" fo:break-before="auto" style:use-optimal-row-height="true"/>
    </style:style>
    <style:style style:name="ro14" style:family="table-row">
      <style:table-row-properties style:row-height="3.134cm" fo:break-before="auto" style:use-optimal-row-height="false"/>
    </style:style>
    <style:style style:name="ro15" style:family="table-row">
      <style:table-row-properties style:row-height="3.246cm" fo:break-before="auto" style:use-optimal-row-height="false"/>
    </style:style>
    <style:style style:name="ro16" style:family="table-row">
      <style:table-row-properties style:row-height="2.762cm" fo:break-before="auto" style:use-optimal-row-height="false"/>
    </style:style>
    <style:style style:name="ro17" style:family="table-row">
      <style:table-row-properties style:row-height="6.493cm" fo:break-before="auto" style:use-optimal-row-height="false"/>
    </style:style>
    <style:style style:name="ro18" style:family="table-row">
      <style:table-row-properties style:row-height="0.792cm" fo:break-before="auto" style:use-optimal-row-height="true"/>
    </style:style>
    <style:style style:name="ro1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unga" style:font-size-complex="16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21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5" style:family="table-cell" style:parent-style-name="Default"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/>
    </style:style>
    <style:style style:name="ce2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0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8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2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21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21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 obok restauracji Jonathan-u. Miejsce, gdie wspinasz się w pełni, tam, zatrzymałem się, spojrzałem na północ, poszukałem gwiazdy północnej. &lt;2&gt; Nie mogłem widzieć gwiazdy. &lt;3&gt; W rzeczywistości, nie widziałem żadnej gwiazdy w tym obszarze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시리우스">https://ko.wikipedia.org/wiki/시리우스</text:a> 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4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5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3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9">
            <text:p>19</text:p>
          </table:table-cell>
          <table:table-cell table:style-name="ce5" table:formula="of:=[.B19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9">
            <text:p>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5" table:formula="of:=[.B25]+1" office:value-type="float" office:value="12">
            <text:p>12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/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13">
            <text:p>13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7">
            <text:p>2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1">
            <text:p>31</text:p>
          </table:table-cell>
          <table:table-cell table:style-name="ce5" table:formula="of:=[.B31]+1" office:value-type="float" office:value="5">
            <text:p>5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6">
            <text:p>6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7">
            <text:p>7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8">
            <text:p>8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9">
            <text:p>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10">
            <text:p>10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11">
            <text:p>11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12">
            <text:p>1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5">
            <text:p>4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8">
            <text:p>48</text:p>
          </table:table-cell>
          <table:table-cell table:style-name="ce5" table:formula="of:=[.B48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1">
            <text:p>5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11">
            <text:p>1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12">
            <text:p>12</text:p>
          </table:table-cell>
          <table:table-cell table:style-name="ce7"/>
          <table:table-cell table:style-name="ce11"/>
          <table:table-cell table:style-name="ce15" table:number-columns-spanned="4" table:number-rows-spanned="1"/>
          <table:covered-table-cell table:number-columns-repeated="2" table:style-name="ce8"/>
          <table:covered-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3">
            <text:p>6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11">
            <text:p>11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12">
            <text:p>12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1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11">
            <text:p>1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12">
            <text:p>12</text:p>
          </table:table-cell>
          <table:table-cell table:style-name="ce7"/>
          <table:table-cell table:style-name="ce11"/>
          <table:table-cell table:style-name="ce17" table:number-columns-spanned="4" table:number-rows-spanned="1"/>
          <table:covered-table-cell table:number-columns-repeated="2" table:style-name="ce8"/>
          <table:covered-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2">
            <text:p>11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7">
            <text:p>7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 office:value-type="string">
            <text:p>##:20220221_102836</text:p>
          </table:table-cell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7">
            <text:p>7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6">
            <text:p>6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table:formula="of:=[.B13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 table:formula="of:=[.B13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 table:formula="of:=[.B13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 table:formula="of:=[.B13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 table:formula="of:=[.B14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 table:formula="of:=[.B14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 table:formula="of:=[.B14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 table:formula="of:=[.B14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 table:formula="of:=[.B14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 table:formula="of:=[.B14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 table:formula="of:=[.B14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 table:formula="of:=[.B14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 table:formula="of:=[.B15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 table:formula="of:=[.B15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 table:formula="of:=[.B152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 table:formula="of:=[.B153]+1" office:value-type="float" office:value="8">
            <text:p>8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2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20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2-28T12:53:49.88">
            <text:p>0228 <text:s/>1253</text:p>
          </table:table-cell>
          <table:table-cell table:style-name="ce12" table:formula="of:=NOW()" office:value-type="date" office:date-value="2022-02-28T12:53:52.66">
            <text:p>0228 <text:s/>1253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2-28T12:53:52.66">
            <text:p>0228 <text:s/>1253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9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2-28T12:53:49.88">
            <text:p>0228 <text:s/>1253</text:p>
          </table:table-cell>
          <table:table-cell table:style-name="ce12" table:formula="of:=NOW()" office:value-type="date" office:date-value="2022-02-28T12:53:49.88">
            <text:p>0228 <text:s/>1253</text:p>
          </table:table-cell>
          <table:table-cell table:style-name="ce8" table:number-columns-repeated="2"/>
          <table:table-cell table:number-columns-repeated="5"/>
          <table:table-cell table:style-name="ce29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9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9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9"/>
          <table:table-cell table:number-columns-repeated="1011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8">2022/02/28</text:date>, <text:time>12:5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28T12:53:52.30</dc:date>
    <dc:creator>iwabuchi ken</dc:creator>
    <meta:editing-duration>P14DT4H20M17S</meta:editing-duration>
    <meta:editing-cycles>1994</meta:editing-cycles>
    <meta:generator>OpenOffice/4.1.3$Win32 OpenOffice.org_project/413m1$Build-9783</meta:generator>
    <meta:document-statistic meta:table-count="1" meta:cell-count="611" meta:object-count="0"/>
  </office:meta>
</office:document-meta>
</file>